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1e56" officeooo:paragraph-rsid="00131e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 9517.403597] CMPE 283 Assignment 1 Module Start</text:p>
      <text:p text:style-name="P1">[ 9517.403602] Basic Controls MSR: 0xda040000000012</text:p>
      <text:p text:style-name="P1"/>
      <text:p text:style-name="P1">[ 9517.403605] True Controls capability is set</text:p>
      <text:p text:style-name="P1"/>
      <text:p text:style-name="P1">[ 9517.403610] True Pinbased Controls MSR: 0x7f00000016</text:p>
      <text:p text:style-name="P1">[ 9517.403613] <text:s text:c="2"/>External Interrupt Exiting: Can set=Yes, Can clear=Yes</text:p>
      <text:p text:style-name="P1">[ 9517.403617] <text:s text:c="2"/>NMI Exiting: Can set=Yes, Can clear=Yes</text:p>
      <text:p text:style-name="P1">[ 9517.403620] <text:s text:c="2"/>Virtual NMIs: Can set=Yes, Can clear=Yes</text:p>
      <text:p text:style-name="P1">[ 9517.403623] <text:s text:c="2"/>Activate VMX Preemption Timer: Can set=Yes, Can clear=Yes</text:p>
      <text:p text:style-name="P1">[ 9517.403626] <text:s text:c="2"/>Process Posted Interrupts: Can set=No, Can clear=Yes</text:p>
      <text:p text:style-name="P1"/>
      <text:p text:style-name="P1">[ 9517.403630] True Procbased Controls MSR: 0xfff9fffe04006172</text:p>
      <text:p text:style-name="P1">[ 9517.403634] <text:s text:c="2"/>Interrupt-window: Can set=Yes, Can clear=Yes</text:p>
      <text:p text:style-name="P1">[ 9517.403637] <text:s text:c="2"/>Use TSC offsetting: Can set=Yes, Can clear=Yes</text:p>
      <text:p text:style-name="P1">[ 9517.403640] <text:s text:c="2"/>HLT exiting: Can set=Yes, Can clear=Yes</text:p>
      <text:p text:style-name="P1">[ 9517.403643] <text:s text:c="2"/>INVLPG exiting: Can set=Yes, Can clear=Yes</text:p>
      <text:p text:style-name="P1">[ 9517.403645] <text:s text:c="2"/>MWAIT exiting: Can set=Yes, Can clear=Yes</text:p>
      <text:p text:style-name="P1">[ 9517.403648] <text:s text:c="2"/>RDPMC exiting: Can set=Yes, Can clear=Yes</text:p>
      <text:p text:style-name="P1">[ 9517.403651] <text:s text:c="2"/>RDTSC exiting: Can set=Yes, Can clear=Yes</text:p>
      <text:p text:style-name="P1">[ 9517.403654] <text:s text:c="2"/>CR3-load exiting: Can set=Yes, Can clear=Yes</text:p>
      <text:p text:style-name="P1">[ 9517.403657] <text:s text:c="2"/>CR3-store exiting: Can set=Yes, Can clear=Yes</text:p>
      <text:p text:style-name="P1">[ 9517.403661] <text:s text:c="2"/>CR8-load exiting: Can set=Yes, Can clear=Yes</text:p>
      <text:p text:style-name="P1">[ 9517.403664] <text:s text:c="2"/>CR8-store exiting: Can set=Yes, Can clear=Yes</text:p>
      <text:p text:style-name="P1">[ 9517.403667] <text:s text:c="2"/>Use TPR shadow: Can set=Yes, Can clear=Yes</text:p>
      <text:p text:style-name="P1">[ 9517.403670] <text:s text:c="2"/>NMI-window exiting: Can set=Yes, Can clear=Yes</text:p>
      <text:p text:style-name="P1">[ 9517.403673] <text:s text:c="2"/>MOV-DR exiting: Can set=Yes, Can clear=Yes</text:p>
      <text:p text:style-name="P1">[ 9517.403676] <text:s text:c="2"/>Unconditional I/O: Can set=Yes, Can clear=Yes</text:p>
      <text:p text:style-name="P1">[ 9517.403680] <text:s text:c="2"/>Use I/O bitmaps: Can set=Yes, Can clear=Yes</text:p>
      <text:p text:style-name="P1">[ 9517.403683] <text:s text:c="2"/>Monitor trap flag: Can set=Yes, Can clear=Yes</text:p>
      <text:p text:style-name="P1">[ 9517.403686] <text:s text:c="2"/>Use MSR Bitmaps: Can set=Yes, Can clear=Yes</text:p>
      <text:p text:style-name="P1">[ 9517.403689] <text:s text:c="2"/>MONITOR exiting: Can set=Yes, Can clear=Yes</text:p>
      <text:p text:style-name="P1">[ 9517.403692] <text:s text:c="2"/>PAUSE exiting: Can set=Yes, Can clear=Yes</text:p>
      <text:p text:style-name="P1">[ 9517.403696] <text:s text:c="2"/>Activate secondary controls: Can set=Yes, Can clear=Yes</text:p>
      <text:p text:style-name="P1"/>
      <text:p text:style-name="P1">[ 9517.403700] True Exit Controls MSR: 0x7fffff00036dfb</text:p>
      <text:p text:style-name="P1">[ 9517.403703] <text:s text:c="2"/>Save debug controls: Can set=Yes, Can clear=Yes</text:p>
      <text:p text:style-name="P1">[ 9517.403707] <text:s text:c="2"/>Host addressspace size: Can set=Yes, Can clear=Yes</text:p>
      <text:p text:style-name="P1">[ 9517.403710] <text:s text:c="2"/>Load IA32_PERF_GLOB AL_CTRL: Can set=Yes, Can clear=Yes</text:p>
      <text:p text:style-name="P1">[ 9517.403714] <text:s text:c="2"/>Acknowledge interrupt on exit: Can set=Yes, Can clear=Yes</text:p>
      <text:p text:style-name="P1">[ 9517.403717] <text:s text:c="2"/>Save IA32_PAT: Can set=Yes, Can clear=Yes</text:p>
      <text:p text:style-name="P1">[ 9517.403720] <text:s text:c="2"/>Load IA32_PAT: Can set=Yes, Can clear=Yes</text:p>
      <text:p text:style-name="P1">[ 9517.403723] <text:s text:c="2"/>Save IA32_EEFR: Can set=Yes, Can clear=Yes</text:p>
      <text:p text:style-name="P1">[ 9517.403750] <text:s text:c="2"/>Load IA32_EFER: Can set=Yes, Can clear=Yes</text:p>
      <text:p text:style-name="P1">[ 9517.403765] <text:s text:c="2"/>Save VMXpreemption timer value: Can set=Yes, Can clear=Yes</text:p>
      <text:p text:style-name="P1">[ 9517.403774] <text:s text:c="2"/>Clear IA32_BNDCFGS: Can set=No, Can clear=Yes</text:p>
      <text:p text:style-name="P1">[ 9517.403787] <text:s text:c="2"/>Conceal VM exits from Intel PT: Can set=No, Can clear=Yes</text:p>
      <text:p text:style-name="P1"/>
      <text:p text:style-name="P1">[ 9517.403817] True Entry Controls MSR: 0xffff000011fb</text:p>
      <text:p text:style-name="P1"><text:soft-page-break/>[ 9517.403830] <text:s text:c="2"/>Load debug controls: Can set=Yes, Can clear=Yes</text:p>
      <text:p text:style-name="P1">[ 9517.403842] <text:s text:c="2"/>IA-32e mode guest: Can set=Yes, Can clear=Yes</text:p>
      <text:p text:style-name="P1">[ 9517.403855] <text:s text:c="2"/>Entry to SMM: Can set=Yes, Can clear=Yes</text:p>
      <text:p text:style-name="P1">[ 9517.403869] <text:s text:c="2"/>Deactivate dual-monitor treatment: Can set=Yes, Can clear=Yes</text:p>
      <text:p text:style-name="P1">[ 9517.403881] <text:s text:c="2"/>Load IA32_PERF_GLOBAL_CTRL: Can set=Yes, Can clear=Yes</text:p>
      <text:p text:style-name="P1">[ 9517.403898] <text:s text:c="2"/>Load IA32_PAT: Can set=Yes, Can clear=Yes</text:p>
      <text:p text:style-name="P1">[ 9517.403907] <text:s text:c="2"/>Load IA32_EFER: Can set=Yes, Can clear=Yes</text:p>
      <text:p text:style-name="P1">[ 9517.403919] <text:s text:c="2"/>Load IA32_BNDCFGS: Can set=No, Can clear=Yes</text:p>
      <text:p text:style-name="P1">[ 9517.403931] <text:s text:c="2"/>Conceal VM entries from Intel PT: Can set=No, Can clear=Yes</text:p>
      <text:p text:style-name="P1">[ 9517.403944] CMPE 283 Assignment 1 Module Exi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22:08:37.637823290</meta:creation-date>
    <dc:date>2018-03-18T22:10:50.762162863</dc:date>
    <meta:editing-duration>PT2M15S</meta:editing-duration>
    <meta:editing-cycles>1</meta:editing-cycles>
    <meta:document-statistic meta:table-count="0" meta:image-count="0" meta:object-count="0" meta:page-count="2" meta:paragraph-count="54" meta:word-count="453" meta:character-count="3330" meta:non-whitespace-character-count="2839"/>
    <meta:generator>LibreOffice/5.1.6.2$Linux_X86_64 LibreOffice_project/10m0$Build-2</meta:generator>
  </office:meta>
</office:document-meta>
</file>